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/>
          <table:table-cell table:style-name="ce7" office:value-type="string" calcext:value-type="string">
            <text:p>To what extent is the task complete?</text:p>
          </table:table-cell>
          <table:table-cell table:style-name="ce9" table:formula="of:=[.D3]/[.C2]" office:value-type="percentage" office:value="0.319587628865979" calcext:value-type="percentage">
            <text:p>31,96%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there?</text:p>
          </table:table-cell>
          <table:table-cell table:style-name="ce8" table:formula="of:=SUM([.C6:.C281])" office:value-type="float" office:value="97" calcext:value-type="float">
            <text:p>97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already translated?</text:p>
          </table:table-cell>
          <table:table-cell table:style-name="ce7"/>
          <table:table-cell table:style-name="ce8" table:formula="of:=SUM([.D6:.D281])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7" table:number-columns-repeated="4"/>
          <table:table-cell/>
        </table:table-row>
        <table:table-row table:style-name="ro1">
          <table:table-cell table:style-name="ce7" office:value-type="string" calcext:value-type="string">
            <text:p>Nr.</text:p>
          </table:table-cell>
          <table:table-cell table:style-name="ce7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7" office:value-type="string" calcext:value-type="string">
            <text:p>Should it be translated?</text:p>
          </table:table-cell>
          <table:table-cell table:style-name="ce7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9">00.00.0000</text:date>, <text:time style:data-style-name="N2" text:time-value="19:42:11.9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9T20:31:27.566000000</dc:date>
    <meta:editing-duration>PT17H39M18S</meta:editing-duration>
    <meta:editing-cycles>37</meta:editing-cycles>
    <meta:generator>LibreOffice/6.1.0.3$Windows_X86_64 LibreOffice_project/efb621ed25068d70781dc026f7e9c5187a4decd1</meta:generator>
    <meta:document-statistic meta:table-count="1" meta:cell-count="1292" meta:object-count="0"/>
  </office:meta>
</office:document-meta>
</file>